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92">
            <text:p>19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/>
          <table:table-cell office:value-type="string">
            <text:p>Average age:</text:p>
          </table:table-cell>
          <table:table-cell table:formula="of:=AVERAGE([.B1:.B51])" office:value-type="float" office:value="27.9803921568627">
            <text:p>27,980392156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76">
            <text:p>176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/>
          <table:table-cell office:value-type="string">
            <text:p>Average height:</text:p>
          </table:table-cell>
          <table:table-cell table:formula="of:=AVERAGE([.C1:.C51])" office:value-type="float" office:value="179.647058823529">
            <text:p>179,647058823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67">
            <text:p>16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/>
          <table:table-cell office:value-type="string">
            <text:p>Average smartphone: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2"/>
          <table:table-cell table:formula="of:=AVERAGE([.F1:.F51])" office:value-type="float" office:value="5.90196078431373">
            <text:p>5,901960784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69">
            <text:p>169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/>
          <table:table-cell office:value-type="string">
            <text:p>Females:</text:p>
          </table:table-cell>
          <table:table-cell table:formula="of:=COUNTIF([.D1:.D51]; &quot;f&quot;)" office:value-type="float" office:value="8">
            <text:p>8</text:p>
          </table:table-cell>
          <table:table-cell table:formula="of:=[.K7]/51*100" office:value-type="float" office:value="15.6862745098039">
            <text:p>15,68627450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78">
            <text:p>17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/>
          <table:table-cell office:value-type="string">
            <text:p>Males:</text:p>
          </table:table-cell>
          <table:table-cell table:formula="of:=COUNTIF([.D1:.D51];&quot;m&quot;)" office:value-type="float" office:value="43">
            <text:p>43</text:p>
          </table:table-cell>
          <table:table-cell table:formula="of:=[.K8]/51*100" office:value-type="float" office:value="84.3137254901961">
            <text:p>84,31372549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91">
            <text:p>19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78">
            <text:p>17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/>
          <table:table-cell office:value-type="string">
            <text:p>Total 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186">
            <text:p>186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95">
            <text:p>19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3"/>
          <table:table-cell table:formula="of:=15.7+84.3" office:value-type="float" office:value="100">
            <text:p>1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95">
            <text:p>195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float" office:value="193">
            <text:p>19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77">
            <text:p>17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173">
            <text:p>17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style-name="ce1" office:value-type="float" office:value="3.5">
            <text:p>3,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164">
            <text:p>16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168">
            <text:p>168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185">
            <text:p>18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60">
            <text:p>16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98">
            <text:p>19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65">
            <text:p>165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float" office:value="2.5">
            <text:p>2,5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178">
            <text:p>17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84">
            <text:p>18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9">
            <text:p>9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172">
            <text:p>17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190">
            <text:p>19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/>
          <table:table-cell office:value-type="string">
            <text:p>Average age:</text:p>
          </table:table-cell>
          <table:table-cell table:formula="of:=AVERAGE([.B54:.B86])" office:value-type="float" office:value="23.1818181818182">
            <text:p>23,181818181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90">
            <text:p>19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/>
          <table:table-cell office:value-type="string">
            <text:p>Average height:</text:p>
          </table:table-cell>
          <table:table-cell table:formula="of:=AVERAGE([.C54:.C86])" office:value-type="float" office:value="176.606060606061">
            <text:p>176,606060606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/>
          <table:table-cell office:value-type="string">
            <text:p>Average smartphone:</text:p>
          </table:table-cell>
          <table:table-cell table:formula="of:=AVERAGE([.F54:.F86])" office:value-type="float" office:value="5.54545454545455">
            <text:p>5,545454545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86">
            <text:p>186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/>
          <table:table-cell office:value-type="string">
            <text:p>Females:</text:p>
          </table:table-cell>
          <table:table-cell table:formula="of:=COUNTIF([.D54:.D86];&quot;f&quot;)" office:value-type="float" office:value="10">
            <text:p>10</text:p>
          </table:table-cell>
          <table:table-cell table:formula="of:=[.K59]/33*100" office:value-type="float" office:value="30.3030303030303">
            <text:p>30,3030303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/>
          <table:table-cell office:value-type="string">
            <text:p>Males:</text:p>
          </table:table-cell>
          <table:table-cell table:formula="of:=COUNTIF([.D54:.D86];&quot;m&quot;)" office:value-type="float" office:value="23">
            <text:p>23</text:p>
          </table:table-cell>
          <table:table-cell table:formula="of:=[.K60]/33*100" office:value-type="float" office:value="69.6969696969697">
            <text:p>69,6969696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/>
          <table:table-cell office:value-type="string">
            <text:p>Total 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9">
            <text:p>9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158">
            <text:p>15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60">
            <text:p>16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91">
            <text:p>19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67">
            <text:p>167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70">
            <text:p>17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68">
            <text:p>16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81">
            <text:p>181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97">
            <text:p>19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64">
            <text:p>164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160">
            <text:p>16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11-05-2016</text:date>, <text:time>15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siopeia </meta:initial-creator>
    <meta:creation-date>2016-05-11T11:03:47.68</meta:creation-date>
    <dc:date>2016-05-11T15:27:34.22</dc:date>
    <dc:creator>Cassiopeia </dc:creator>
    <meta:editing-duration>PT3H50M24S</meta:editing-duration>
    <meta:editing-cycles>2</meta:editing-cycles>
    <meta:generator>OpenOffice/4.1.2$Win32 OpenOffice.org_project/412m3$Build-9782</meta:generator>
    <meta:document-statistic meta:table-count="3" meta:cell-count="701" meta:object-count="0"/>
  </office:meta>
</office:document-meta>
</file>